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ython 2.7.3 (default, Aug <text:s/>1 2012, 05:14:39) </text:p>
      <text:p text:style-name="Standard">[GCC 4.6.3] on linux2</text:p>
      <text:p text:style-name="Standard">Type "copyright", "credits" or "license()" for more information.</text:p>
      <text:p text:style-name="Standard">==== No Subprocess ====</text:p>
      <text:p text:style-name="Standard">&gt;&gt;&gt; </text:p>
      <text:p text:style-name="Standard">Employee, 9, 111-22-1200, 0001-01-01 00:00:00, 2013-05-08 20:05:11.876851, 4000.0</text:p>
      <text:p text:style-name="Standard">Employee, 8, 111-22-1201, 0001-01-01 00:00:00, 2013-05-08 20:05:11.876880, 4000.0</text:p>
      <text:p text:style-name="Standard">Employee, 7, 111-22-1202, 0001-01-01 00:00:00, 2013-05-08 20:05:11.876893, 4000.0</text:p>
      <text:p text:style-name="Standard">Employee, 6, 111-22-1203, 0001-01-01 00:00:00, 2013-05-08 20:05:11.876905, 4000.0</text:p>
      <text:p text:style-name="Standard">Employee, 5, 111-22-1204, 0001-01-01 00:00:00, 2013-05-08 20:05:11.876916, 4000.0</text:p>
      <text:p text:style-name="Standard">Employee, 4, 111-22-1205, 0001-01-01 00:00:00, 2013-05-08 20:05:11.876928, 4000.0</text:p>
      <text:p text:style-name="Standard">Employee, 3, 111-22-1206, 0001-01-01 00:00:00, 2013-05-08 20:05:11.876939, 4000.0</text:p>
      <text:p text:style-name="Standard">Employee, 2, 111-22-1207, 0001-01-01 00:00:00, 2013-05-08 20:05:11.876950, 4000.0</text:p>
      <text:p text:style-name="Standard">Employee, 1, 111-22-1208, 0001-01-01 00:00:00, 2013-05-08 20:05:11.876961, 4000.0</text:p>
      <text:p text:style-name="Standard">Employee, 0, 111-22-1209, 0001-01-01 00:00:00, 2013-05-08 20:05:11.876972, 4000.0</text:p>
      <text:p text:style-name="Standard"/>
      <text:p text:style-name="Standard">Employee, 9, 111-22-1200, 0001-01-01 00:00:00, 2013-05-08 20:05:11.876851, 4000.0</text:p>
      <text:p text:style-name="Standard">Jane, Tom, 000-00-1111, 1934-10-25, 2013-05-08 20:05:11.876994, 2000.0</text:p>
      <text:p text:style-name="Standard">Employee, 8, 111-22-1201, 0001-01-01 00:00:00, 2013-05-08 20:05:11.876880, 4000.0</text:p>
      <text:p text:style-name="Standard">Tom, Cruise, 000-00-1234, 1934-10-25, 2013-05-08 20:05:11.876981, 5000.0, []</text:p>
      <text:p text:style-name="Standard">Employee, 7, 111-22-1202, 0001-01-01 00:00:00, 2013-05-08 20:05:11.876893, 4000.0</text:p>
      <text:p text:style-name="Standard">Cayla, Shaver, 999-88-7777, 1988-08-10, 2013-05-08 20:05:11.877019, 50.0, ['John Doe'], Office A</text:p>
      <text:p text:style-name="Standard">Employee, 6, 111-22-1203, 0001-01-01 00:00:00, 2013-05-08 20:05:11.876905, 4000.0</text:p>
      <text:p text:style-name="Standard">Employee, 5, 111-22-1204, 0001-01-01 00:00:00, 2013-05-08 20:05:11.876916, 4000.0</text:p>
      <text:p text:style-name="Standard">Reinhard, Cate, 000-00-3333, 1934-10-25, 2013-05-08 20:05:11.877012, 7500.0</text:p>
      <text:p text:style-name="Standard">Employee, 4, 111-22-1205, 0001-01-01 00:00:00, 2013-05-08 20:05:11.876928, 4000.0</text:p>
      <text:p text:style-name="Standard">Employee, 3, 111-22-1206, 0001-01-01 00:00:00, 2013-05-08 20:05:11.876939, 4000.0</text:p>
      <text:p text:style-name="Standard">John, Doe, 000-00-2222, 1934-10-25, 2013-05-08 20:05:11.877002, 100.0, []</text:p>
      <text:p text:style-name="Standard">Employee, 2, 111-22-1207, 0001-01-01 00:00:00, 2013-05-08 20:05:11.876950, 4000.0</text:p>
      <text:p text:style-name="Standard">Employee, 1, 111-22-1208, 0001-01-01 00:00:00, 2013-05-08 20:05:11.876961, 4000.0</text:p>
      <text:p text:style-name="Standard">Employee, 0, 111-22-1209, 0001-01-01 00:00:00, 2013-05-08 20:05:11.876972, 4000.0</text:p>
      <text:p text:style-name="Standard"/>
      <text:p text:style-name="Standard">&gt;&gt;&gt; </text:p>
      <text:p text:style-name="Standard">Employee, 9, 111-22-1200, 0001-01-01 00:00:00, 2013-05-08 20:05:22.637182, 4000.0</text:p>
      <text:p text:style-name="Standard">Jane, Tom, 000-00-1111, 1934-10-25, 2013-05-08 20:05:22.637419, 2000.0</text:p>
      <text:p text:style-name="Standard">Employee, 8, 111-22-1201, 0001-01-01 00:00:00, 2013-05-08 20:05:22.637223, 4000.0</text:p>
      <text:p text:style-name="Standard">Tom, Cruise, 000-00-1234, 1934-10-25, 2013-05-08 20:05:22.637396, 5000.0, []</text:p>
      <text:p text:style-name="Standard">Employee, 7, 111-22-1202, 0001-01-01 00:00:00, 2013-05-08 20:05:22.637245, 4000.0</text:p>
      <text:p text:style-name="Standard">Cayla, Shaver, 999-88-7777, 1988-08-10, 2013-05-08 20:05:22.637465, 50.0, ['John Doe'], Office A</text:p>
      <text:p text:style-name="Standard">Employee, 6, 111-22-1203, 0001-01-01 00:00:00, 2013-05-08 20:05:22.637265, 4000.0</text:p>
      <text:p text:style-name="Standard">Employee, 5, 111-22-1204, 0001-01-01 00:00:00, 2013-05-08 20:05:22.637285, 4000.0</text:p>
      <text:p text:style-name="Standard">Reinhard, Cate, 000-00-3333, 1934-10-25, 2013-05-08 20:05:22.637451, 7500.0</text:p>
      <text:p text:style-name="Standard">Employee, 4, 111-22-1205, 0001-01-01 00:00:00, 2013-05-08 20:05:22.637304, 4000.0</text:p>
      <text:p text:style-name="Standard">Employee, 3, 111-22-1206, 0001-01-01 00:00:00, 2013-05-08 20:05:22.637323, 4000.0</text:p>
      <text:p text:style-name="Standard">John, Doe, 000-00-2222, 1934-10-25, 2013-05-08 20:05:22.637433, 100.0, []</text:p>
      <text:p text:style-name="Standard">Employee, 2, 111-22-1207, 0001-01-01 00:00:00, 2013-05-08 20:05:22.637341, 4000.0</text:p>
      <text:p text:style-name="Standard">Employee, 1, 111-22-1208, 0001-01-01 00:00:00, 2013-05-08 20:05:22.637361, 4000.0</text:p>
      <text:p text:style-name="Standard">Employee, 0, 111-22-1209, 0001-01-01 00:00:00, 2013-05-08 20:05:22.637380, 4000.0</text:p>
      <text:p text:style-name="Standard">Cayla, Shaver, 999-88-7777, 1988-08-10, 2013-05-08 20:05:22.637465, 50.0, ['John Doe'], Office A</text:p>
      <text:p text:style-name="Standard">Billy, James, 777-88-9999, 2000-05-03, 2013-05-08 20:05:22.637486, 25.0, ['John Doe'], Line <text:soft-page-break/>Bravo</text:p>
      <text:p text:style-name="Standard">Janie, Wilson, 444-55-6666, 1964-02-24, 2013-05-08 20:05:22.637506, 20.0, ['Tom Cruise'], ['Foxtrot', 'Delta', 'Charlie']</text:p>
      <text:p text:style-name="Standard">Alyssa, Hess, 000-00-4444, 2000-12-13, 2001-12-15, 15.0, ['John Doe'], Line Alpha</text:p>
      <text:p text:style-name="Standard">Reinhard, Cate, 000-00-3333, 1934-10-25, 2013-05-08 20:05:22.637451, 7500.0</text:p>
      <text:p text:style-name="Standard"/>
      <text:p text:style-name="Standard">&gt;&gt;&gt; </text:p>
      <text:p text:style-name="Standard">Employee, 3, 111-22-1206, 0001-01-01 00:00:00, 2013-05-08 20:05:35.441310, 4000.0</text:p>
      <text:p text:style-name="Standard">Jane, Tom, 000-00-1111, 1934-10-25, 2013-05-08 20:05:35.441342, 2000.0</text:p>
      <text:p text:style-name="Standard">Cayla, Shaver, 999-88-7777, 1988-08-10, 2013-05-08 20:05:35.441357, 50.0, ['John Doe'], Office A</text:p>
      <text:p text:style-name="Standard">Employee, 9, 111-22-1200, 0001-01-01 00:00:00, 2013-05-08 20:05:35.441256, 4000.0</text:p>
      <text:p text:style-name="Standard">Reinhard, Cate, 000-00-3333, 1934-10-25, 2013-05-08 20:05:35.441352, 7500.0</text:p>
      <text:p text:style-name="Standard">&gt;&gt;&gt; </text:p>
      <text:p text:style-name="Standard">Jim, Le, 111-11-1111, 1995-04-24, 2013-05-08 20:06:05.548053, 5.0</text:p>
      <text:p text:style-name="Standard">Jane, Tom, 000-00-1111, 1934-10-25, 2013-05-08 20:06:05.547996, 2000.0</text:p>
      <text:p text:style-name="Standard">Employee, 8, 111-22-1201, 0001-01-01 00:00:00, 2013-05-08 20:06:05.547930, 4000.0</text:p>
      <text:p text:style-name="Standard">Tom, Cruise, 000-00-1234, 1934-10-25, 2013-05-08 20:06:05.547987, 5000.0, []</text:p>
      <text:p text:style-name="Standard">Employee, 7, 111-22-1202, 0001-01-01 00:00:00, 2013-05-08 20:06:05.547938, 4000.0</text:p>
      <text:p text:style-name="Standard">Cayla, Shaver, 999-88-7777, 1988-08-10, 2013-05-08 20:06:05.548010, 50.0, ['John Doe'], Office A</text:p>
      <text:p text:style-name="Standard">Employee, 6, 111-22-1203, 0001-01-01 00:00:00, 2013-05-08 20:06:05.547944, 4000.0</text:p>
      <text:p text:style-name="Standard">Employee, 5, 111-22-1204, 0001-01-01 00:00:00, 2013-05-08 20:06:05.547951, 4000.0</text:p>
      <text:p text:style-name="Standard">Reinhard, Cate, 000-00-3333, 1934-10-25, 2013-05-08 20:06:05.548006, 7500.0</text:p>
      <text:p text:style-name="Standard">Employee, 4, 111-22-1205, 0001-01-01 00:00:00, 2013-05-08 20:06:05.547957, 4000.0</text:p>
      <text:p text:style-name="Standard">Employee, 3, 111-22-1206, 0001-01-01 00:00:00, 2013-05-08 20:06:05.547963, 4000.0</text:p>
      <text:p text:style-name="Standard">John, Doe, 000-00-2222, 1934-10-25, 2013-05-08 20:06:05.548000, 100.0, []</text:p>
      <text:p text:style-name="Standard">Employee, 2, 111-22-1207, 0001-01-01 00:00:00, 2013-05-08 20:06:05.547969, 4000.0</text:p>
      <text:p text:style-name="Standard">Employee, 1, 111-22-1208, 0001-01-01 00:00:00, 2013-05-08 20:06:05.547976, 4000.0</text:p>
      <text:p text:style-name="Standard">Employee, 0, 111-22-1209, 0001-01-01 00:00:00, 2013-05-08 20:06:05.547982, 4000.0</text:p>
      <text:p text:style-name="Standard">Cayla, Shaver, 999-88-7777, 1988-08-10, 2013-05-08 20:06:05.548010, 50.0, ['John Doe'], Office A</text:p>
      <text:p text:style-name="Standard">Billy, James, 777-88-9999, 2000-05-03, 2013-05-08 20:06:05.548017, 25.0, ['John Doe'], Line Bravo</text:p>
      <text:p text:style-name="Standard">Janie, Wilson, 444-55-6666, 1964-02-24, 2013-05-08 20:06:05.548024, 20.0, ['Tom Cruise'], ['Foxtrot', 'Delta', 'Charlie']</text:p>
      <text:p text:style-name="Standard">Alyssa, Hess, 000-00-4444, 2000-12-13, 2001-12-15, 15.0, ['John Doe'], Line Alpha</text:p>
      <text:p text:style-name="Standard">Reinhard, Cate, 000-00-3333, 1934-10-25, 2013-05-08 20:06:05.548006, 7500.0</text:p>
      <text:p text:style-name="Standard"/>
      <text:p text:style-name="Standard">Jim, Le, 111-11-1111, 1995-04-24, 2013-05-08 20:06:05.548053, 5.0</text:p>
      <text:p text:style-name="Standard">Jane, Tom, 000-00-1111, 1934-10-25, 2013-05-08 20:06:05.547996, 2000.0</text:p>
      <text:p text:style-name="Standard">Employee, 8, 111-22-1201, 0001-01-01 00:00:00, 2013-05-08 20:06:05.547930, 4000.0</text:p>
      <text:p text:style-name="Standard">Tom, Cruise, 000-00-1234, 1934-10-25, 2013-05-08 20:06:05.547987, 5000.0, []</text:p>
      <text:p text:style-name="Standard">Employee, 7, 111-22-1202, 0001-01-01 00:00:00, 2013-05-08 20:06:05.547938, 4000.0</text:p>
      <text:p text:style-name="Standard">Cayla, Shaver, 999-88-7777, 1988-08-10, 2013-05-08 20:06:05.548010, 50.0, ['John Doe'], Office A</text:p>
      <text:p text:style-name="Standard">Employee, 6, 111-22-1203, 0001-01-01 00:00:00, 2013-05-08 20:06:05.547944, 4000.0</text:p>
      <text:p text:style-name="Standard">Bobby, Green, 111-22-3333, 1987-09-10, 2013-05-08 20:06:05.559138, 15.0</text:p>
      <text:p text:style-name="Standard">Reinhard, Cate, 000-00-3333, 1934-10-25, 2013-05-08 20:06:05.548006, 7500.0</text:p>
      <text:p text:style-name="Standard">Employee, 4, 111-22-1205, 0001-01-01 00:00:00, 2013-05-08 20:06:05.547957, 4000.0</text:p>
      <text:p text:style-name="Standard">Employee, 3, 111-22-1206, 0001-01-01 00:00:00, 2013-05-08 20:06:05.547963, 4000.0</text:p>
      <text:p text:style-name="Standard">John, Doe, 000-00-2222, 1934-10-25, 2013-05-08 20:06:05.548000, 100.0, []</text:p>
      <text:p text:style-name="Standard"><text:soft-page-break/>Employee, 2, 111-22-1207, 0001-01-01 00:00:00, 2013-05-08 20:06:05.547969, 4000.0</text:p>
      <text:p text:style-name="Standard">Employee, 1, 111-22-1208, 0001-01-01 00:00:00, 2013-05-08 20:06:05.547976, 4000.0</text:p>
      <text:p text:style-name="Standard">Employee, 0, 111-22-1209, 0001-01-01 00:00:00, 2013-05-08 20:06:05.547982, 4000.0</text:p>
      <text:p text:style-name="Standard">Cayla, Shaver, 999-88-7777, 1988-08-10, 2013-05-08 20:06:05.548010, 50.0, ['John Doe'], Office A</text:p>
      <text:p text:style-name="Standard">Billy, James, 777-88-9999, 2000-05-03, 2013-05-08 20:06:05.548017, 25.0, ['John Doe'], Line Bravo</text:p>
      <text:p text:style-name="Standard">Janie, Wilson, 444-55-6666, 1964-02-24, 2013-05-08 20:06:05.548024, 20.0, ['Tom Cruise'], ['Foxtrot', 'Delta', 'Charlie']</text:p>
      <text:p text:style-name="Standard">Alyssa, Hess, 000-00-4444, 2000-12-13, 2001-12-15, 15.0, ['John Doe'], Line Alpha</text:p>
      <text:p text:style-name="Standard">Reinhard, Cate, 000-00-3333, 1934-10-25, 2013-05-08 20:06:05.548006, 7500.0</text:p>
      <text:p text:style-name="Standard"/>
      <text:p text:style-name="Standard">Jim, Le, 111-11-1111, 1995-04-24, 2013-05-08 20:06:05.548053, 5.0</text:p>
      <text:p text:style-name="Standard">Jane, Tom, 000-00-1111, 1934-10-25, 2013-05-08 20:06:05.547996, 2000.0</text:p>
      <text:p text:style-name="Standard">Employee, 8, 111-22-1201, 0001-01-01 00:00:00, 2013-05-08 20:06:05.547930, 4000.0</text:p>
      <text:p text:style-name="Standard">Tom, Cruise, 000-00-1234, 1934-10-25, 2013-05-08 20:06:05.547987, 5000.0, []</text:p>
      <text:p text:style-name="Standard">Employee, 7, 111-22-1202, 0001-01-01 00:00:00, 2013-05-08 20:06:05.547938, 4000.0</text:p>
      <text:p text:style-name="Standard">Cayla, Shaver, 999-88-7777, 1988-08-10, 2013-05-08 20:06:05.548010, 50.0, ['John Doe'], Office A</text:p>
      <text:p text:style-name="Standard">Employee, 6, 111-22-1203, 0001-01-01 00:00:00, 2013-05-08 20:06:05.547944, 4000.0</text:p>
      <text:p text:style-name="Standard">Bobby, Green, 111-22-3333, 1987-09-10, 2013-05-08 20:06:05.559138, 15.0</text:p>
      <text:p text:style-name="Standard">Reinhard, Cate, 000-00-3333, 1934-10-25, 2013-05-08 20:06:05.548006, 7500.0</text:p>
      <text:p text:style-name="Standard">Employee, 4, 111-22-1205, 0001-01-01 00:00:00, 2013-05-08 20:06:05.547957, 4000.0</text:p>
      <text:p text:style-name="Standard">Billy, James, 777-88-9999, 2000-05-03, 2013-05-08 20:06:05.563653, 15.0, ['John Doe'], Line Alpha</text:p>
      <text:p text:style-name="Standard">John, Doe, 000-00-2222, 1934-10-25, 2013-05-08 20:06:05.548000, 100.0, []</text:p>
      <text:p text:style-name="Standard">Employee, 2, 111-22-1207, 0001-01-01 00:00:00, 2013-05-08 20:06:05.547969, 4000.0</text:p>
      <text:p text:style-name="Standard">Employee, 1, 111-22-1208, 0001-01-01 00:00:00, 2013-05-08 20:06:05.547976, 4000.0</text:p>
      <text:p text:style-name="Standard">Employee, 0, 111-22-1209, 0001-01-01 00:00:00, 2013-05-08 20:06:05.547982, 4000.0</text:p>
      <text:p text:style-name="Standard">Cayla, Shaver, 999-88-7777, 1988-08-10, 2013-05-08 20:06:05.548010, 50.0, ['John Doe'], Office A</text:p>
      <text:p text:style-name="Standard">Billy, James, 777-88-9999, 2000-05-03, 2013-05-08 20:06:05.548017, 25.0, ['John Doe'], Line Bravo</text:p>
      <text:p text:style-name="Standard">Janie, Wilson, 444-55-6666, 1964-02-24, 2013-05-08 20:06:05.548024, 20.0, ['Tom Cruise'], ['Foxtrot', 'Delta', 'Charlie']</text:p>
      <text:p text:style-name="Standard">Alyssa, Hess, 000-00-4444, 2000-12-13, 2001-12-15, 15.0, ['John Doe'], Line Alpha</text:p>
      <text:p text:style-name="Standard">Reinhard, Cate, 000-00-3333, 1934-10-25, 2013-05-08 20:06:05.548006, 7500.0</text:p>
      <text:p text:style-name="Standard"/>
      <text:p text:style-name="Standard">Jim, Le, 111-11-1111, 1995-04-24, 2013-05-08 20:06:05.548053, 5.0</text:p>
      <text:p text:style-name="Standard">Jane, Tom, 000-00-1111, 1934-10-25, 2013-05-08 20:06:05.547996, 2000.0</text:p>
      <text:p text:style-name="Standard">Employee, 8, 111-22-1201, 0001-01-01 00:00:00, 2013-05-08 20:06:05.547930, 4000.0</text:p>
      <text:p text:style-name="Standard">Tom, Cruise, 000-00-1234, 1934-10-25, 2013-05-08 20:06:05.547987, 5000.0, []</text:p>
      <text:p text:style-name="Standard">Janie, Wilson, 444-55-6666, 1964-02-24, 2013-05-08 20:06:05.568850, 11.0, ['John Doe'], ['Alpha', 'Bravo', 'Charlie']</text:p>
      <text:p text:style-name="Standard">Cayla, Shaver, 999-88-7777, 1988-08-10, 2013-05-08 20:06:05.548010, 50.0, ['John Doe'], Office A</text:p>
      <text:p text:style-name="Standard">Employee, 6, 111-22-1203, 0001-01-01 00:00:00, 2013-05-08 20:06:05.547944, 4000.0</text:p>
      <text:p text:style-name="Standard">Bobby, Green, 111-22-3333, 1987-09-10, 2013-05-08 20:06:05.559138, 15.0</text:p>
      <text:p text:style-name="Standard">Reinhard, Cate, 000-00-3333, 1934-10-25, 2013-05-08 20:06:05.548006, 7500.0</text:p>
      <text:p text:style-name="Standard">Employee, 4, 111-22-1205, 0001-01-01 00:00:00, 2013-05-08 20:06:05.547957, 4000.0</text:p>
      <text:p text:style-name="Standard">Billy, James, 777-88-9999, 2000-05-03, 2013-05-08 20:06:05.563653, 15.0, ['John Doe'], Line Alpha</text:p>
      <text:p text:style-name="Standard"><text:soft-page-break/>John, Doe, 000-00-2222, 1934-10-25, 2013-05-08 20:06:05.548000, 100.0, []</text:p>
      <text:p text:style-name="Standard">Employee, 2, 111-22-1207, 0001-01-01 00:00:00, 2013-05-08 20:06:05.547969, 4000.0</text:p>
      <text:p text:style-name="Standard">Employee, 1, 111-22-1208, 0001-01-01 00:00:00, 2013-05-08 20:06:05.547976, 4000.0</text:p>
      <text:p text:style-name="Standard">Employee, 0, 111-22-1209, 0001-01-01 00:00:00, 2013-05-08 20:06:05.547982, 4000.0</text:p>
      <text:p text:style-name="Standard">Cayla, Shaver, 999-88-7777, 1988-08-10, 2013-05-08 20:06:05.548010, 50.0, ['John Doe'], Office A</text:p>
      <text:p text:style-name="Standard">Billy, James, 777-88-9999, 2000-05-03, 2013-05-08 20:06:05.548017, 25.0, ['John Doe'], Line Bravo</text:p>
      <text:p text:style-name="Standard">Janie, Wilson, 444-55-6666, 1964-02-24, 2013-05-08 20:06:05.548024, 20.0, ['Tom Cruise'], ['Foxtrot', 'Delta', 'Charlie']</text:p>
      <text:p text:style-name="Standard">Alyssa, Hess, 000-00-4444, 2000-12-13, 2001-12-15, 15.0, ['John Doe'], Line Alpha</text:p>
      <text:p text:style-name="Standard">Reinhard, Cate, 000-00-3333, 1934-10-25, 2013-05-08 20:06:05.548006, 7500.0</text:p>
      <text:p text:style-name="Standard"/>
      <text:p text:style-name="Standard">Jim, Le, 111-11-1111, 1995-04-24, 2013-05-08 20:06:05.548053, 5.0</text:p>
      <text:p text:style-name="Standard">Jane, Tom, 000-00-1111, 1934-10-25, 2013-05-08 20:06:05.547996, 2000.0</text:p>
      <text:p text:style-name="Standard">Employee, 8, 111-22-1201, 0001-01-01 00:00:00, 2013-05-08 20:06:05.547930, 4000.0</text:p>
      <text:p text:style-name="Standard">Tom, Cruise, 000-00-1234, 1934-10-25, 2013-05-08 20:06:05.547987, 5000.0, []</text:p>
      <text:p text:style-name="Standard">Janie, Wilson, 444-55-6666, 1964-02-24, 2013-05-08 20:06:05.568850, 11.0, ['John Doe'], ['Alpha', 'Bravo', 'Charlie']</text:p>
      <text:p text:style-name="Standard">Cayla, Shaver, 999-88-7777, 1988-08-10, 2013-05-08 20:06:05.548010, 50.0, ['John Doe'], Office A</text:p>
      <text:p text:style-name="Standard">Employee, 6, 111-22-1203, 0001-01-01 00:00:00, 2013-05-08 20:06:05.547944, 4000.0</text:p>
      <text:p text:style-name="Standard">Bobby, Green, 111-22-3333, 1987-09-10, 2013-05-08 20:06:05.559138, 15.0</text:p>
      <text:p text:style-name="Standard">Reinhard, Cate, 000-00-3333, 1934-10-25, 2013-05-08 20:06:05.548006, 7500.0</text:p>
      <text:p text:style-name="Standard">Employee, 4, 111-22-1205, 0001-01-01 00:00:00, 2013-05-08 20:06:05.547957, 4000.0</text:p>
      <text:p text:style-name="Standard">Billy, James, 777-88-9999, 2000-05-03, 2013-05-08 20:06:05.563653, 15.0, ['John Doe'], Line Alpha</text:p>
      <text:p text:style-name="Standard">John, Doe, 000-00-2222, 1934-10-25, 2013-05-08 20:06:05.548000, 100.0, []</text:p>
      <text:p text:style-name="Standard">Employee, 2, 111-22-1207, 0001-01-01 00:00:00, 2013-05-08 20:06:05.547969, 4000.0</text:p>
      <text:p text:style-name="Standard">Employee, 1, 111-22-1208, 0001-01-01 00:00:00, 2013-05-08 20:06:05.547976, 4000.0</text:p>
      <text:p text:style-name="Standard">Employee, 0, 111-22-1209, 0001-01-01 00:00:00, 2013-05-08 20:06:05.547982, 4000.0</text:p>
      <text:p text:style-name="Standard">Cayla, Shaver, 999-88-7777, 1988-08-10, 2013-05-08 20:06:05.548010, 50.0, ['John Doe'], Office A</text:p>
      <text:p text:style-name="Standard">Billy, James, 777-88-9999, 2000-05-03, 2013-05-08 20:06:05.548017, 25.0, ['John Doe'], Line Bravo</text:p>
      <text:p text:style-name="Standard">Janie, Wilson, 444-55-6666, 1964-02-24, 2013-05-08 20:06:05.548024, 20.0, ['Tom Cruise'], ['Foxtrot', 'Delta', 'Charlie']</text:p>
      <text:p text:style-name="Standard">Alyssa, Hess, 000-00-4444, 2000-12-13, 2001-12-15, 15.0, ['John Doe'], Line Alpha</text:p>
      <text:p text:style-name="Standard">Jane, Lee, 123-45-6789, 1989-12-03, 2013-05-08 20:02:53.977398, 20.0</text:p>
      <text:p text:style-name="Standard"/>
      <text:p text:style-name="Standard">&gt;&gt;&gt; </text:p>
      <text:p text:style-name="Standard">Jane, Tom, 000-00-1111, 1934-10-25, 2013-05-08 20:06:18.726008, 2000.0</text:p>
      <text:p text:style-name="Standard">Employee, 8, 111-22-1201, 0001-01-01 00:00:00, 2013-05-08 20:06:18.725867, 4000.0</text:p>
      <text:p text:style-name="Standard">Tom, Cruise, 000-00-1234, 1934-10-25, 2013-05-08 20:06:18.725992, 5000.0, []</text:p>
      <text:p text:style-name="Standard">Employee, 7, 111-22-1202, 0001-01-01 00:00:00, 2013-05-08 20:06:18.725883, 4000.0</text:p>
      <text:p text:style-name="Standard">Cayla, Shaver, 999-88-7777, 1988-08-10, 2013-05-08 20:06:18.726039, 50.0, ['John Doe'], Office A</text:p>
      <text:p text:style-name="Standard">Employee, 6, 111-22-1203, 0001-01-01 00:00:00, 2013-05-08 20:06:18.725898, 4000.0</text:p>
      <text:p text:style-name="Standard">Employee, 5, 111-22-1204, 0001-01-01 00:00:00, 2013-05-08 20:06:18.725912, 4000.0</text:p>
      <text:p text:style-name="Standard">Reinhard, Cate, 000-00-3333, 1934-10-25, 2013-05-08 20:06:18.726030, 7500.0</text:p>
      <text:p text:style-name="Standard">Employee, 4, 111-22-1205, 0001-01-01 00:00:00, 2013-05-08 20:06:18.725926, 4000.0</text:p>
      <text:p text:style-name="Standard">Employee, 3, 111-22-1206, 0001-01-01 00:00:00, 2013-05-08 20:06:18.725940, 4000.0</text:p>
      <text:p text:style-name="Standard"><text:soft-page-break/>John, Doe, 000-00-2222, 1934-10-25, 2013-05-08 20:06:18.726018, 100.0, []</text:p>
      <text:p text:style-name="Standard">Employee, 2, 111-22-1207, 0001-01-01 00:00:00, 2013-05-08 20:06:18.725953, 4000.0</text:p>
      <text:p text:style-name="Standard">Employee, 1, 111-22-1208, 0001-01-01 00:00:00, 2013-05-08 20:06:18.725967, 4000.0</text:p>
      <text:p text:style-name="Standard">Employee, 0, 111-22-1209, 0001-01-01 00:00:00, 2013-05-08 20:06:18.725981, 4000.0</text:p>
      <text:p text:style-name="Standard">Cayla, Shaver, 999-88-7777, 1988-08-10, 2013-05-08 20:06:18.726039, 50.0, ['John Doe'], Office A</text:p>
      <text:p text:style-name="Standard">Billy, James, 777-88-9999, 2000-05-03, 2013-05-08 20:06:18.726054, 25.0, ['John Doe'], Line Bravo</text:p>
      <text:p text:style-name="Standard">Janie, Wilson, 444-55-6666, 1964-02-24, 2013-05-08 20:06:18.726068, 20.0, ['Tom Cruise'], ['Foxtrot', 'Delta', 'Charlie']</text:p>
      <text:p text:style-name="Standard">Alyssa, Hess, 000-00-4444, 2000-12-13, 2001-12-15, 15.0, ['John Doe'], Line Alpha</text:p>
      <text:p text:style-name="Standard">Reinhard, Cate, 000-00-3333, 1934-10-25, 2013-05-08 20:06:18.726030, 7500.0</text:p>
      <text:p text:style-name="Standard"/>
      <text:p text:style-name="Standard">Jane, Tom, 000-00-1111, 1934-10-25, 2013-05-08 20:06:18.726008, 2000.0</text:p>
      <text:p text:style-name="Standard">Employee, 8, 111-22-1201, 0001-01-01 00:00:00, 2013-05-08 20:06:18.725867, 4000.0</text:p>
      <text:p text:style-name="Standard">Tom, Cruise, 000-00-1234, 1934-10-25, 2013-05-08 20:06:18.725992, 5000.0, []</text:p>
      <text:p text:style-name="Standard">Employee, 7, 111-22-1202, 0001-01-01 00:00:00, 2013-05-08 20:06:18.725883, 4000.0</text:p>
      <text:p text:style-name="Standard">Cayla, Shaver, 999-88-7777, 1988-08-10, 2013-05-08 20:06:18.726039, 50.0, ['John Doe'], Office A</text:p>
      <text:p text:style-name="Standard">Employee, 5, 111-22-1204, 0001-01-01 00:00:00, 2013-05-08 20:06:18.725912, 4000.0</text:p>
      <text:p text:style-name="Standard">Reinhard, Cate, 000-00-3333, 1934-10-25, 2013-05-08 20:06:18.726030, 7500.0</text:p>
      <text:p text:style-name="Standard">Employee, 4, 111-22-1205, 0001-01-01 00:00:00, 2013-05-08 20:06:18.725926, 4000.0</text:p>
      <text:p text:style-name="Standard">Employee, 3, 111-22-1206, 0001-01-01 00:00:00, 2013-05-08 20:06:18.725940, 4000.0</text:p>
      <text:p text:style-name="Standard">John, Doe, 000-00-2222, 1934-10-25, 2013-05-08 20:06:18.726018, 100.0, []</text:p>
      <text:p text:style-name="Standard">Employee, 2, 111-22-1207, 0001-01-01 00:00:00, 2013-05-08 20:06:18.725953, 4000.0</text:p>
      <text:p text:style-name="Standard">Employee, 1, 111-22-1208, 0001-01-01 00:00:00, 2013-05-08 20:06:18.725967, 4000.0</text:p>
      <text:p text:style-name="Standard">Employee, 0, 111-22-1209, 0001-01-01 00:00:00, 2013-05-08 20:06:18.725981, 4000.0</text:p>
      <text:p text:style-name="Standard">Cayla, Shaver, 999-88-7777, 1988-08-10, 2013-05-08 20:06:18.726039, 50.0, ['John Doe'], Office A</text:p>
      <text:p text:style-name="Standard">Billy, James, 777-88-9999, 2000-05-03, 2013-05-08 20:06:18.726054, 25.0, ['John Doe'], Line Bravo</text:p>
      <text:p text:style-name="Standard">Janie, Wilson, 444-55-6666, 1964-02-24, 2013-05-08 20:06:18.726068, 20.0, ['Tom Cruise'], ['Foxtrot', 'Delta', 'Charlie']</text:p>
      <text:p text:style-name="Standard">Alyssa, Hess, 000-00-4444, 2000-12-13, 2001-12-15, 15.0, ['John Doe'], Line Alpha</text:p>
      <text:p text:style-name="Standard">Reinhard, Cate, 000-00-3333, 1934-10-25, 2013-05-08 20:06:18.726030, 7500.0</text:p>
      <text:p text:style-name="Standard"/>
      <text:p text:style-name="Standard">Jane, Tom, 000-00-1111, 1934-10-25, 2013-05-08 20:06:18.726008, 2000.0</text:p>
      <text:p text:style-name="Standard">Employee, 8, 111-22-1201, 0001-01-01 00:00:00, 2013-05-08 20:06:18.725867, 4000.0</text:p>
      <text:p text:style-name="Standard">Tom, Cruise, 000-00-1234, 1934-10-25, 2013-05-08 20:06:18.725992, 5000.0, []</text:p>
      <text:p text:style-name="Standard">Employee, 7, 111-22-1202, 0001-01-01 00:00:00, 2013-05-08 20:06:18.725883, 4000.0</text:p>
      <text:p text:style-name="Standard">Cayla, Shaver, 999-88-7777, 1988-08-10, 2013-05-08 20:06:18.726039, 50.0, ['John Doe'], Office A</text:p>
      <text:p text:style-name="Standard">Employee, 5, 111-22-1204, 0001-01-01 00:00:00, 2013-05-08 20:06:18.725912, 4000.0</text:p>
      <text:p text:style-name="Standard">Reinhard, Cate, 000-00-3333, 1934-10-25, 2013-05-08 20:06:18.726030, 7500.0</text:p>
      <text:p text:style-name="Standard">Employee, 4, 111-22-1205, 0001-01-01 00:00:00, 2013-05-08 20:06:18.725926, 4000.0</text:p>
      <text:p text:style-name="Standard">Employee, 3, 111-22-1206, 0001-01-01 00:00:00, 2013-05-08 20:06:18.725940, 4000.0</text:p>
      <text:p text:style-name="Standard">John, Doe, 000-00-2222, 1934-10-25, 2013-05-08 20:06:18.726018, 100.0, []</text:p>
      <text:p text:style-name="Standard">Employee, 1, 111-22-1208, 0001-01-01 00:00:00, 2013-05-08 20:06:18.725967, 4000.0</text:p>
      <text:p text:style-name="Standard">Employee, 0, 111-22-1209, 0001-01-01 00:00:00, 2013-05-08 20:06:18.725981, 4000.0</text:p>
      <text:p text:style-name="Standard">Cayla, Shaver, 999-88-7777, 1988-08-10, 2013-05-08 20:06:18.726039, 50.0, ['John Doe'], Office A</text:p>
      <text:p text:style-name="Standard">Billy, James, 777-88-9999, 2000-05-03, 2013-05-08 20:06:18.726054, 25.0, ['John Doe'], Line <text:soft-page-break/>Bravo</text:p>
      <text:p text:style-name="Standard">Janie, Wilson, 444-55-6666, 1964-02-24, 2013-05-08 20:06:18.726068, 20.0, ['Tom Cruise'], ['Foxtrot', 'Delta', 'Charlie']</text:p>
      <text:p text:style-name="Standard">Alyssa, Hess, 000-00-4444, 2000-12-13, 2001-12-15, 15.0, ['John Doe'], Line Alpha</text:p>
      <text:p text:style-name="Standard">Reinhard, Cate, 000-00-3333, 1934-10-25, 2013-05-08 20:06:18.726030, 7500.0</text:p>
      <text:p text:style-name="Standard"/>
      <text:p text:style-name="Standard">Jane, Tom, 000-00-1111, 1934-10-25, 2013-05-08 20:06:18.726008, 2000.0</text:p>
      <text:p text:style-name="Standard">Employee, 8, 111-22-1201, 0001-01-01 00:00:00, 2013-05-08 20:06:18.725867, 4000.0</text:p>
      <text:p text:style-name="Standard">Tom, Cruise, 000-00-1234, 1934-10-25, 2013-05-08 20:06:18.725992, 5000.0, []</text:p>
      <text:p text:style-name="Standard">Employee, 7, 111-22-1202, 0001-01-01 00:00:00, 2013-05-08 20:06:18.725883, 4000.0</text:p>
      <text:p text:style-name="Standard">Cayla, Shaver, 999-88-7777, 1988-08-10, 2013-05-08 20:06:18.726039, 50.0, ['John Doe'], Office A</text:p>
      <text:p text:style-name="Standard">Employee, 5, 111-22-1204, 0001-01-01 00:00:00, 2013-05-08 20:06:18.725912, 4000.0</text:p>
      <text:p text:style-name="Standard">Reinhard, Cate, 000-00-3333, 1934-10-25, 2013-05-08 20:06:18.726030, 7500.0</text:p>
      <text:p text:style-name="Standard">Employee, 4, 111-22-1205, 0001-01-01 00:00:00, 2013-05-08 20:06:18.725926, 4000.0</text:p>
      <text:p text:style-name="Standard">Employee, 3, 111-22-1206, 0001-01-01 00:00:00, 2013-05-08 20:06:18.725940, 4000.0</text:p>
      <text:p text:style-name="Standard">John, Doe, 000-00-2222, 1934-10-25, 2013-05-08 20:06:18.726018, 100.0, []</text:p>
      <text:p text:style-name="Standard">Employee, 1, 111-22-1208, 0001-01-01 00:00:00, 2013-05-08 20:06:18.725967, 4000.0</text:p>
      <text:p text:style-name="Standard">Cayla, Shaver, 999-88-7777, 1988-08-10, 2013-05-08 20:06:18.726039, 50.0, ['John Doe'], Office A</text:p>
      <text:p text:style-name="Standard">Billy, James, 777-88-9999, 2000-05-03, 2013-05-08 20:06:18.726054, 25.0, ['John Doe'], Line Bravo</text:p>
      <text:p text:style-name="Standard">Janie, Wilson, 444-55-6666, 1964-02-24, 2013-05-08 20:06:18.726068, 20.0, ['Tom Cruise'], ['Foxtrot', 'Delta', 'Charlie']</text:p>
      <text:p text:style-name="Standard">Alyssa, Hess, 000-00-4444, 2000-12-13, 2001-12-15, 15.0, ['John Doe'], Line Alpha</text:p>
      <text:p text:style-name="Standard">Reinhard, Cate, 000-00-3333, 1934-10-25, 2013-05-08 20:06:18.726030, 7500.0</text:p>
      <text:p text:style-name="Standard"/>
      <text:p text:style-name="Standard">&gt;&gt;&gt; </text:p>
      <text:p text:style-name="Standard">1</text:p>
      <text:p text:style-name="Standard">-1</text:p>
      <text:p text:style-name="Standard">3</text:p>
      <text:p text:style-name="Standard">-1</text:p>
      <text:p text:style-name="Standard">17</text:p>
      <text:p text:style-name="Standard">-1</text:p>
      <text:p text:style-name="Standard">8</text:p>
      <text:p text:style-name="Standard">-1</text:p>
      <text:p text:style-name="Standard">16</text:p>
      <text:p text:style-name="Standard">-1</text:p>
      <text:p text:style-name="Standard">18</text:p>
      <text:p text:style-name="Standard">-1</text:p>
      <text:p text:style-name="Standard">&gt;&gt;&gt; </text:p>
      <text:p text:style-name="Standard">Alyssa, Hess, 000-00-4444, 2000-12-13, 2001-12-15, 15.0, ['John Doe'], Line Alpha</text:p>
      <text:p text:style-name="Standard">Janie, Wilson, 444-55-6666, 1964-02-24, 2013-05-08 20:07:21.260151, 20.0, ['Tom Cruise'], ['Foxtrot', 'Delta', 'Charlie']</text:p>
      <text:p text:style-name="Standard">Billy, James, 777-88-9999, 2000-05-03, 2013-05-08 20:07:21.260137, 25.0, ['John Doe'], Line Bravo</text:p>
      <text:p text:style-name="Standard">Cayla, Shaver, 999-88-7777, 1988-08-10, 2013-05-08 20:07:21.260122, 50.0, ['John Doe'], Office A</text:p>
      <text:p text:style-name="Standard">Cayla, Shaver, 999-88-7777, 1988-08-10, 2013-05-08 20:07:21.260122, 50.0, ['John Doe'], Office A</text:p>
      <text:p text:style-name="Standard">John, Doe, 000-00-2222, 1934-10-25, 2013-05-08 20:07:21.260101, 100.0, []</text:p>
      <text:p text:style-name="Standard">Jane, Tom, 000-00-1111, 1934-10-25, 2013-05-08 20:07:21.260091, 2000.0</text:p>
      <text:p text:style-name="Standard"><text:soft-page-break/>Employee, 9, 111-22-1200, 0001-01-01 00:00:00, 2013-05-08 20:07:21.259914, 4000.0</text:p>
      <text:p text:style-name="Standard">Employee, 8, 111-22-1201, 0001-01-01 00:00:00, 2013-05-08 20:07:21.259951, 4000.0</text:p>
      <text:p text:style-name="Standard">Employee, 7, 111-22-1202, 0001-01-01 00:00:00, 2013-05-08 20:07:21.259968, 4000.0</text:p>
      <text:p text:style-name="Standard">Employee, 6, 111-22-1203, 0001-01-01 00:00:00, 2013-05-08 20:07:21.259982, 4000.0</text:p>
      <text:p text:style-name="Standard">Employee, 5, 111-22-1204, 0001-01-01 00:00:00, 2013-05-08 20:07:21.259996, 4000.0</text:p>
      <text:p text:style-name="Standard">Employee, 4, 111-22-1205, 0001-01-01 00:00:00, 2013-05-08 20:07:21.260010, 4000.0</text:p>
      <text:p text:style-name="Standard">Employee, 3, 111-22-1206, 0001-01-01 00:00:00, 2013-05-08 20:07:21.260023, 4000.0</text:p>
      <text:p text:style-name="Standard">Employee, 2, 111-22-1207, 0001-01-01 00:00:00, 2013-05-08 20:07:21.260036, 4000.0</text:p>
      <text:p text:style-name="Standard">Employee, 1, 111-22-1208, 0001-01-01 00:00:00, 2013-05-08 20:07:21.260050, 4000.0</text:p>
      <text:p text:style-name="Standard">Employee, 0, 111-22-1209, 0001-01-01 00:00:00, 2013-05-08 20:07:21.260063, 4000.0</text:p>
      <text:p text:style-name="Standard">Tom, Cruise, 000-00-1234, 1934-10-25, 2013-05-08 20:07:21.260075, 5000.0, []</text:p>
      <text:p text:style-name="Standard">Reinhard, Cate, 000-00-3333, 1934-10-25, 2013-05-08 20:07:21.260113, 7500.0</text:p>
      <text:p text:style-name="Standard">Reinhard, Cate, 000-00-3333, 1934-10-25, 2013-05-08 20:07:21.260113, 7500.0</text:p>
      <text:p text:style-name="Standard"/>
      <text:p text:style-name="Standard">Alyssa, Hess, 000-00-4444, 2000-12-13, 2001-12-15, 15.0, ['John Doe'], Line Alpha</text:p>
      <text:p text:style-name="Standard">Billy, James, 777-88-9999, 2000-05-03, 2013-05-08 20:07:21.260137, 25.0, ['John Doe'], Line Bravo</text:p>
      <text:p text:style-name="Standard">Cayla, Shaver, 999-88-7777, 1988-08-10, 2013-05-08 20:07:21.260122, 50.0, ['John Doe'], Office A</text:p>
      <text:p text:style-name="Standard">Cayla, Shaver, 999-88-7777, 1988-08-10, 2013-05-08 20:07:21.260122, 50.0, ['John Doe'], Office A</text:p>
      <text:p text:style-name="Standard">Employee, 9, 111-22-1200, 0001-01-01 00:00:00, 2013-05-08 20:07:21.259914, 4000.0</text:p>
      <text:p text:style-name="Standard">Employee, 8, 111-22-1201, 0001-01-01 00:00:00, 2013-05-08 20:07:21.259951, 4000.0</text:p>
      <text:p text:style-name="Standard">Employee, 7, 111-22-1202, 0001-01-01 00:00:00, 2013-05-08 20:07:21.259968, 4000.0</text:p>
      <text:p text:style-name="Standard">Employee, 6, 111-22-1203, 0001-01-01 00:00:00, 2013-05-08 20:07:21.259982, 4000.0</text:p>
      <text:p text:style-name="Standard">Employee, 5, 111-22-1204, 0001-01-01 00:00:00, 2013-05-08 20:07:21.259996, 4000.0</text:p>
      <text:p text:style-name="Standard">Employee, 4, 111-22-1205, 0001-01-01 00:00:00, 2013-05-08 20:07:21.260010, 4000.0</text:p>
      <text:p text:style-name="Standard">Employee, 3, 111-22-1206, 0001-01-01 00:00:00, 2013-05-08 20:07:21.260023, 4000.0</text:p>
      <text:p text:style-name="Standard">Employee, 2, 111-22-1207, 0001-01-01 00:00:00, 2013-05-08 20:07:21.260036, 4000.0</text:p>
      <text:p text:style-name="Standard">Employee, 1, 111-22-1208, 0001-01-01 00:00:00, 2013-05-08 20:07:21.260050, 4000.0</text:p>
      <text:p text:style-name="Standard">Employee, 0, 111-22-1209, 0001-01-01 00:00:00, 2013-05-08 20:07:21.260063, 4000.0</text:p>
      <text:p text:style-name="Standard">Jane, Tom, 000-00-1111, 1934-10-25, 2013-05-08 20:07:21.260091, 2000.0</text:p>
      <text:p text:style-name="Standard">Janie, Wilson, 444-55-6666, 1964-02-24, 2013-05-08 20:07:21.260151, 20.0, ['Tom Cruise'], ['Foxtrot', 'Delta', 'Charlie']</text:p>
      <text:p text:style-name="Standard">John, Doe, 000-00-2222, 1934-10-25, 2013-05-08 20:07:21.260101, 100.0, []</text:p>
      <text:p text:style-name="Standard">Reinhard, Cate, 000-00-3333, 1934-10-25, 2013-05-08 20:07:21.260113, 7500.0</text:p>
      <text:p text:style-name="Standard">Reinhard, Cate, 000-00-3333, 1934-10-25, 2013-05-08 20:07:21.260113, 7500.0</text:p>
      <text:p text:style-name="Standard">Tom, Cruise, 000-00-1234, 1934-10-25, 2013-05-08 20:07:21.260075, 5000.0, []</text:p>
      <text:p text:style-name="Standard"/>
      <text:p text:style-name="Standard">Employee, 0, 111-22-1209, 0001-01-01 00:00:00, 2013-05-08 20:07:21.260063, 4000.0</text:p>
      <text:p text:style-name="Standard">Employee, 1, 111-22-1208, 0001-01-01 00:00:00, 2013-05-08 20:07:21.260050, 4000.0</text:p>
      <text:p text:style-name="Standard">Employee, 2, 111-22-1207, 0001-01-01 00:00:00, 2013-05-08 20:07:21.260036, 4000.0</text:p>
      <text:p text:style-name="Standard">Employee, 3, 111-22-1206, 0001-01-01 00:00:00, 2013-05-08 20:07:21.260023, 4000.0</text:p>
      <text:p text:style-name="Standard">Employee, 4, 111-22-1205, 0001-01-01 00:00:00, 2013-05-08 20:07:21.260010, 4000.0</text:p>
      <text:p text:style-name="Standard">Employee, 5, 111-22-1204, 0001-01-01 00:00:00, 2013-05-08 20:07:21.259996, 4000.0</text:p>
      <text:p text:style-name="Standard">Employee, 6, 111-22-1203, 0001-01-01 00:00:00, 2013-05-08 20:07:21.259982, 4000.0</text:p>
      <text:p text:style-name="Standard">Employee, 7, 111-22-1202, 0001-01-01 00:00:00, 2013-05-08 20:07:21.259968, 4000.0</text:p>
      <text:p text:style-name="Standard">Employee, 8, 111-22-1201, 0001-01-01 00:00:00, 2013-05-08 20:07:21.259951, 4000.0</text:p>
      <text:p text:style-name="Standard">Employee, 9, 111-22-1200, 0001-01-01 00:00:00, 2013-05-08 20:07:21.259914, 4000.0</text:p>
      <text:p text:style-name="Standard">Reinhard, Cate, 000-00-3333, 1934-10-25, 2013-05-08 20:07:21.260113, 7500.0</text:p>
      <text:p text:style-name="Standard">Reinhard, Cate, 000-00-3333, 1934-10-25, 2013-05-08 20:07:21.260113, 7500.0</text:p>
      <text:p text:style-name="Standard">Tom, Cruise, 000-00-1234, 1934-10-25, 2013-05-08 20:07:21.260075, 5000.0, []</text:p>
      <text:p text:style-name="Standard"><text:soft-page-break/>John, Doe, 000-00-2222, 1934-10-25, 2013-05-08 20:07:21.260101, 100.0, []</text:p>
      <text:p text:style-name="Standard">Alyssa, Hess, 000-00-4444, 2000-12-13, 2001-12-15, 15.0, ['John Doe'], Line Alpha</text:p>
      <text:p text:style-name="Standard">Billy, James, 777-88-9999, 2000-05-03, 2013-05-08 20:07:21.260137, 25.0, ['John Doe'], Line Bravo</text:p>
      <text:p text:style-name="Standard">Cayla, Shaver, 999-88-7777, 1988-08-10, 2013-05-08 20:07:21.260122, 50.0, ['John Doe'], Office A</text:p>
      <text:p text:style-name="Standard">Cayla, Shaver, 999-88-7777, 1988-08-10, 2013-05-08 20:07:21.260122, 50.0, ['John Doe'], Office A</text:p>
      <text:p text:style-name="Standard">Jane, Tom, 000-00-1111, 1934-10-25, 2013-05-08 20:07:21.260091, 2000.0</text:p>
      <text:p text:style-name="Standard">Janie, Wilson, 444-55-6666, 1964-02-24, 2013-05-08 20:07:21.260151, 20.0, ['Tom Cruise'], ['Foxtrot', 'Delta', 'Charlie']</text:p>
      <text:p text:style-name="Standard"/>
      <text:p text:style-name="Standard">Jane, Tom, 000-00-1111, 1934-10-25, 2013-05-08 20:07:21.260091, 2000.0</text:p>
      <text:p text:style-name="Standard">Tom, Cruise, 000-00-1234, 1934-10-25, 2013-05-08 20:07:21.260075, 5000.0, []</text:p>
      <text:p text:style-name="Standard">John, Doe, 000-00-2222, 1934-10-25, 2013-05-08 20:07:21.260101, 100.0, []</text:p>
      <text:p text:style-name="Standard">Reinhard, Cate, 000-00-3333, 1934-10-25, 2013-05-08 20:07:21.260113, 7500.0</text:p>
      <text:p text:style-name="Standard">Reinhard, Cate, 000-00-3333, 1934-10-25, 2013-05-08 20:07:21.260113, 7500.0</text:p>
      <text:p text:style-name="Standard">Alyssa, Hess, 000-00-4444, 2000-12-13, 2001-12-15, 15.0, ['John Doe'], Line Alpha</text:p>
      <text:p text:style-name="Standard">Employee, 9, 111-22-1200, 0001-01-01 00:00:00, 2013-05-08 20:07:21.259914, 4000.0</text:p>
      <text:p text:style-name="Standard">Employee, 8, 111-22-1201, 0001-01-01 00:00:00, 2013-05-08 20:07:21.259951, 4000.0</text:p>
      <text:p text:style-name="Standard">Employee, 7, 111-22-1202, 0001-01-01 00:00:00, 2013-05-08 20:07:21.259968, 4000.0</text:p>
      <text:p text:style-name="Standard">Employee, 6, 111-22-1203, 0001-01-01 00:00:00, 2013-05-08 20:07:21.259982, 4000.0</text:p>
      <text:p text:style-name="Standard">Employee, 5, 111-22-1204, 0001-01-01 00:00:00, 2013-05-08 20:07:21.259996, 4000.0</text:p>
      <text:p text:style-name="Standard">Employee, 4, 111-22-1205, 0001-01-01 00:00:00, 2013-05-08 20:07:21.260010, 4000.0</text:p>
      <text:p text:style-name="Standard">Employee, 3, 111-22-1206, 0001-01-01 00:00:00, 2013-05-08 20:07:21.260023, 4000.0</text:p>
      <text:p text:style-name="Standard">Employee, 2, 111-22-1207, 0001-01-01 00:00:00, 2013-05-08 20:07:21.260036, 4000.0</text:p>
      <text:p text:style-name="Standard">Employee, 1, 111-22-1208, 0001-01-01 00:00:00, 2013-05-08 20:07:21.260050, 4000.0</text:p>
      <text:p text:style-name="Standard">Employee, 0, 111-22-1209, 0001-01-01 00:00:00, 2013-05-08 20:07:21.260063, 4000.0</text:p>
      <text:p text:style-name="Standard">Janie, Wilson, 444-55-6666, 1964-02-24, 2013-05-08 20:07:21.260151, 20.0, ['Tom Cruise'], ['Foxtrot', 'Delta', 'Charlie']</text:p>
      <text:p text:style-name="Standard">Billy, James, 777-88-9999, 2000-05-03, 2013-05-08 20:07:21.260137, 25.0, ['John Doe'], Line Bravo</text:p>
      <text:p text:style-name="Standard">Cayla, Shaver, 999-88-7777, 1988-08-10, 2013-05-08 20:07:21.260122, 50.0, ['John Doe'], Office A</text:p>
      <text:p text:style-name="Standard">Cayla, Shaver, 999-88-7777, 1988-08-10, 2013-05-08 20:07:21.260122, 50.0, ['John Doe'], Office A</text:p>
      <text:p text:style-name="Standard"/>
      <text:p text:style-name="Standard">Employee, 0, 111-22-1209, 0001-01-01 00:00:00, 2013-05-08 20:07:21.260063, 4000.0</text:p>
      <text:p text:style-name="Standard">Employee, 1, 111-22-1208, 0001-01-01 00:00:00, 2013-05-08 20:07:21.260050, 4000.0</text:p>
      <text:p text:style-name="Standard">Employee, 2, 111-22-1207, 0001-01-01 00:00:00, 2013-05-08 20:07:21.260036, 4000.0</text:p>
      <text:p text:style-name="Standard">Employee, 3, 111-22-1206, 0001-01-01 00:00:00, 2013-05-08 20:07:21.260023, 4000.0</text:p>
      <text:p text:style-name="Standard">Employee, 4, 111-22-1205, 0001-01-01 00:00:00, 2013-05-08 20:07:21.260010, 4000.0</text:p>
      <text:p text:style-name="Standard">Employee, 5, 111-22-1204, 0001-01-01 00:00:00, 2013-05-08 20:07:21.259996, 4000.0</text:p>
      <text:p text:style-name="Standard">Employee, 6, 111-22-1203, 0001-01-01 00:00:00, 2013-05-08 20:07:21.259982, 4000.0</text:p>
      <text:p text:style-name="Standard">Employee, 7, 111-22-1202, 0001-01-01 00:00:00, 2013-05-08 20:07:21.259968, 4000.0</text:p>
      <text:p text:style-name="Standard">Employee, 8, 111-22-1201, 0001-01-01 00:00:00, 2013-05-08 20:07:21.259951, 4000.0</text:p>
      <text:p text:style-name="Standard">Employee, 9, 111-22-1200, 0001-01-01 00:00:00, 2013-05-08 20:07:21.259914, 4000.0</text:p>
      <text:p text:style-name="Standard">Reinhard, Cate, 000-00-3333, 1934-10-25, 2013-05-08 20:07:21.260113, 7500.0</text:p>
      <text:p text:style-name="Standard">Reinhard, Cate, 000-00-3333, 1934-10-25, 2013-05-08 20:07:21.260113, 7500.0</text:p>
      <text:p text:style-name="Standard">Tom, Cruise, 000-00-1234, 1934-10-25, 2013-05-08 20:07:21.260075, 5000.0, []</text:p>
      <text:p text:style-name="Standard">John, Doe, 000-00-2222, 1934-10-25, 2013-05-08 20:07:21.260101, 100.0, []</text:p>
      <text:p text:style-name="Standard">Alyssa, Hess, 000-00-4444, 2000-12-13, 2001-12-15, 15.0, ['John Doe'], Line Alpha</text:p>
      <text:p text:style-name="Standard"><text:soft-page-break/>Billy, James, 777-88-9999, 2000-05-03, 2013-05-08 20:07:21.260137, 25.0, ['John Doe'], Line Bravo</text:p>
      <text:p text:style-name="Standard">Cayla, Shaver, 999-88-7777, 1988-08-10, 2013-05-08 20:07:21.260122, 50.0, ['John Doe'], Office A</text:p>
      <text:p text:style-name="Standard">Cayla, Shaver, 999-88-7777, 1988-08-10, 2013-05-08 20:07:21.260122, 50.0, ['John Doe'], Office A</text:p>
      <text:p text:style-name="Standard">Jane, Tom, 000-00-1111, 1934-10-25, 2013-05-08 20:07:21.260091, 2000.0</text:p>
      <text:p text:style-name="Standard">Janie, Wilson, 444-55-6666, 1964-02-24, 2013-05-08 20:07:21.260151, 20.0, ['Tom Cruise'], ['Foxtrot', 'Delta', 'Charlie']</text:p>
      <text:p text:style-name="Standard"/>
      <text:p text:style-name="Standard">&gt;&gt;&gt; </text:p>
      <text:p text:style-name="Standard">Alyssa, Hess, 000-00-4444, 2000-12-13, 2001-12-15, 15.0, ['John Doe'], Line Alpha</text:p>
      <text:p text:style-name="Standard">Janie, Wilson, 444-55-6666, 1964-02-24, 2013-05-08 20:07:31.236448, 20.0, ['Tom Cruise'], ['Foxtrot', 'Delta', 'Charlie']</text:p>
      <text:p text:style-name="Standard">Billy, James, 777-88-9999, 2000-05-03, 2013-05-08 20:07:31.236428, 25.0, ['John Doe'], Line Bravo</text:p>
      <text:p text:style-name="Standard">Cayla, Shaver, 999-88-7777, 1988-08-10, 2013-05-08 20:07:31.236368, 50.0, ['John Doe'], Office A</text:p>
      <text:p text:style-name="Standard">Cayla, Shaver, 999-88-7777, 1988-08-10, 2013-05-08 20:07:31.236368, 50.0, ['John Doe'], Office A</text:p>
      <text:p text:style-name="Standard">John, Doe, 000-00-2222, 1934-10-25, 2013-05-08 20:07:31.236346, 100.0, []</text:p>
      <text:p text:style-name="Standard">Jane, Tom, 000-00-1111, 1934-10-25, 2013-05-08 20:07:31.236337, 2000.0</text:p>
      <text:p text:style-name="Standard">Employee, 0, 111-22-1209, 0001-01-01 00:00:00, 2013-05-08 20:07:31.236309, 4000.0</text:p>
      <text:p text:style-name="Standard">Employee, 1, 111-22-1208, 0001-01-01 00:00:00, 2013-05-08 20:07:31.236295, 4000.0</text:p>
      <text:p text:style-name="Standard">Employee, 2, 111-22-1207, 0001-01-01 00:00:00, 2013-05-08 20:07:31.236282, 4000.0</text:p>
      <text:p text:style-name="Standard">Employee, 3, 111-22-1206, 0001-01-01 00:00:00, 2013-05-08 20:07:31.236269, 4000.0</text:p>
      <text:p text:style-name="Standard">Employee, 4, 111-22-1205, 0001-01-01 00:00:00, 2013-05-08 20:07:31.236255, 4000.0</text:p>
      <text:p text:style-name="Standard">Employee, 5, 111-22-1204, 0001-01-01 00:00:00, 2013-05-08 20:07:31.236241, 4000.0</text:p>
      <text:p text:style-name="Standard">Employee, 6, 111-22-1203, 0001-01-01 00:00:00, 2013-05-08 20:07:31.236228, 4000.0</text:p>
      <text:p text:style-name="Standard">Employee, 7, 111-22-1202, 0001-01-01 00:00:00, 2013-05-08 20:07:31.236213, 4000.0</text:p>
      <text:p text:style-name="Standard">Employee, 8, 111-22-1201, 0001-01-01 00:00:00, 2013-05-08 20:07:31.236198, 4000.0</text:p>
      <text:p text:style-name="Standard">Employee, 9, 111-22-1200, 0001-01-01 00:00:00, 2013-05-08 20:07:31.236161, 4000.0</text:p>
      <text:p text:style-name="Standard">Tom, Cruise, 000-00-1234, 1934-10-25, 2013-05-08 20:07:31.236320, 5000.0, []</text:p>
      <text:p text:style-name="Standard">Reinhard, Cate, 000-00-3333, 1934-10-25, 2013-05-08 20:07:31.236359, 7500.0</text:p>
      <text:p text:style-name="Standard">Reinhard, Cate, 000-00-3333, 1934-10-25, 2013-05-08 20:07:31.236359, 7500.0</text:p>
      <text:p text:style-name="Standard"/>
      <text:p text:style-name="Standard">None</text:p>
      <text:p text:style-name="Standard">Alyssa, Hess, 000-00-4444, 2000-12-13, 2001-12-15, 15.0, ['John Doe'], Line Alpha</text:p>
      <text:p text:style-name="Standard">Billy, James, 777-88-9999, 2000-05-03, 2013-05-08 20:07:31.236428, 25.0, ['John Doe'], Line Bravo</text:p>
      <text:p text:style-name="Standard">Cayla, Shaver, 999-88-7777, 1988-08-10, 2013-05-08 20:07:31.236368, 50.0, ['John Doe'], Office A</text:p>
      <text:p text:style-name="Standard">Cayla, Shaver, 999-88-7777, 1988-08-10, 2013-05-08 20:07:31.236368, 50.0, ['John Doe'], Office A</text:p>
      <text:p text:style-name="Standard">Employee, 9, 111-22-1200, 0001-01-01 00:00:00, 2013-05-08 20:07:31.236161, 4000.0</text:p>
      <text:p text:style-name="Standard">Employee, 8, 111-22-1201, 0001-01-01 00:00:00, 2013-05-08 20:07:31.236198, 4000.0</text:p>
      <text:p text:style-name="Standard">Employee, 7, 111-22-1202, 0001-01-01 00:00:00, 2013-05-08 20:07:31.236213, 4000.0</text:p>
      <text:p text:style-name="Standard">Employee, 6, 111-22-1203, 0001-01-01 00:00:00, 2013-05-08 20:07:31.236228, 4000.0</text:p>
      <text:p text:style-name="Standard">Employee, 5, 111-22-1204, 0001-01-01 00:00:00, 2013-05-08 20:07:31.236241, 4000.0</text:p>
      <text:p text:style-name="Standard">Employee, 4, 111-22-1205, 0001-01-01 00:00:00, 2013-05-08 20:07:31.236255, 4000.0</text:p>
      <text:p text:style-name="Standard">Employee, 3, 111-22-1206, 0001-01-01 00:00:00, 2013-05-08 20:07:31.236269, 4000.0</text:p>
      <text:p text:style-name="Standard">Employee, 2, 111-22-1207, 0001-01-01 00:00:00, 2013-05-08 20:07:31.236282, 4000.0</text:p>
      <text:p text:style-name="Standard"><text:soft-page-break/>Employee, 1, 111-22-1208, 0001-01-01 00:00:00, 2013-05-08 20:07:31.236295, 4000.0</text:p>
      <text:p text:style-name="Standard">Employee, 0, 111-22-1209, 0001-01-01 00:00:00, 2013-05-08 20:07:31.236309, 4000.0</text:p>
      <text:p text:style-name="Standard">Jane, Tom, 000-00-1111, 1934-10-25, 2013-05-08 20:07:31.236337, 2000.0</text:p>
      <text:p text:style-name="Standard">Janie, Wilson, 444-55-6666, 1964-02-24, 2013-05-08 20:07:31.236448, 20.0, ['Tom Cruise'], ['Foxtrot', 'Delta', 'Charlie']</text:p>
      <text:p text:style-name="Standard">John, Doe, 000-00-2222, 1934-10-25, 2013-05-08 20:07:31.236346, 100.0, []</text:p>
      <text:p text:style-name="Standard">Reinhard, Cate, 000-00-3333, 1934-10-25, 2013-05-08 20:07:31.236359, 7500.0</text:p>
      <text:p text:style-name="Standard">Reinhard, Cate, 000-00-3333, 1934-10-25, 2013-05-08 20:07:31.236359, 7500.0</text:p>
      <text:p text:style-name="Standard">Tom, Cruise, 000-00-1234, 1934-10-25, 2013-05-08 20:07:31.236320, 5000.0, []</text:p>
      <text:p text:style-name="Standard"/>
      <text:p text:style-name="Standard">None</text:p>
      <text:p text:style-name="Standard">Employee, 0, 111-22-1209, 0001-01-01 00:00:00, 2013-05-08 20:07:31.236309, 4000.0</text:p>
      <text:p text:style-name="Standard">Employee, 1, 111-22-1208, 0001-01-01 00:00:00, 2013-05-08 20:07:31.236295, 4000.0</text:p>
      <text:p text:style-name="Standard">Employee, 2, 111-22-1207, 0001-01-01 00:00:00, 2013-05-08 20:07:31.236282, 4000.0</text:p>
      <text:p text:style-name="Standard">Employee, 3, 111-22-1206, 0001-01-01 00:00:00, 2013-05-08 20:07:31.236269, 4000.0</text:p>
      <text:p text:style-name="Standard">Employee, 4, 111-22-1205, 0001-01-01 00:00:00, 2013-05-08 20:07:31.236255, 4000.0</text:p>
      <text:p text:style-name="Standard">Employee, 5, 111-22-1204, 0001-01-01 00:00:00, 2013-05-08 20:07:31.236241, 4000.0</text:p>
      <text:p text:style-name="Standard">Employee, 6, 111-22-1203, 0001-01-01 00:00:00, 2013-05-08 20:07:31.236228, 4000.0</text:p>
      <text:p text:style-name="Standard">Employee, 7, 111-22-1202, 0001-01-01 00:00:00, 2013-05-08 20:07:31.236213, 4000.0</text:p>
      <text:p text:style-name="Standard">Employee, 8, 111-22-1201, 0001-01-01 00:00:00, 2013-05-08 20:07:31.236198, 4000.0</text:p>
      <text:p text:style-name="Standard">Employee, 9, 111-22-1200, 0001-01-01 00:00:00, 2013-05-08 20:07:31.236161, 4000.0</text:p>
      <text:p text:style-name="Standard">Reinhard, Cate, 000-00-3333, 1934-10-25, 2013-05-08 20:07:31.236359, 7500.0</text:p>
      <text:p text:style-name="Standard">Reinhard, Cate, 000-00-3333, 1934-10-25, 2013-05-08 20:07:31.236359, 7500.0</text:p>
      <text:p text:style-name="Standard">Tom, Cruise, 000-00-1234, 1934-10-25, 2013-05-08 20:07:31.236320, 5000.0, []</text:p>
      <text:p text:style-name="Standard">John, Doe, 000-00-2222, 1934-10-25, 2013-05-08 20:07:31.236346, 100.0, []</text:p>
      <text:p text:style-name="Standard">Alyssa, Hess, 000-00-4444, 2000-12-13, 2001-12-15, 15.0, ['John Doe'], Line Alpha</text:p>
      <text:p text:style-name="Standard">Billy, James, 777-88-9999, 2000-05-03, 2013-05-08 20:07:31.236428, 25.0, ['John Doe'], Line Bravo</text:p>
      <text:p text:style-name="Standard">Cayla, Shaver, 999-88-7777, 1988-08-10, 2013-05-08 20:07:31.236368, 50.0, ['John Doe'], Office A</text:p>
      <text:p text:style-name="Standard">Cayla, Shaver, 999-88-7777, 1988-08-10, 2013-05-08 20:07:31.236368, 50.0, ['John Doe'], Office A</text:p>
      <text:p text:style-name="Standard">Jane, Tom, 000-00-1111, 1934-10-25, 2013-05-08 20:07:31.236337, 2000.0</text:p>
      <text:p text:style-name="Standard">Janie, Wilson, 444-55-6666, 1964-02-24, 2013-05-08 20:07:31.236448, 20.0, ['Tom Cruise'], ['Foxtrot', 'Delta', 'Charlie']</text:p>
      <text:p text:style-name="Standard"/>
      <text:p text:style-name="Standard">None</text:p>
      <text:p text:style-name="Standard">Jane, Tom, 000-00-1111, 1934-10-25, 2013-05-08 20:07:31.236337, 2000.0</text:p>
      <text:p text:style-name="Standard">Tom, Cruise, 000-00-1234, 1934-10-25, 2013-05-08 20:07:31.236320, 5000.0, []</text:p>
      <text:p text:style-name="Standard">John, Doe, 000-00-2222, 1934-10-25, 2013-05-08 20:07:31.236346, 100.0, []</text:p>
      <text:p text:style-name="Standard">Reinhard, Cate, 000-00-3333, 1934-10-25, 2013-05-08 20:07:31.236359, 7500.0</text:p>
      <text:p text:style-name="Standard">Reinhard, Cate, 000-00-3333, 1934-10-25, 2013-05-08 20:07:31.236359, 7500.0</text:p>
      <text:p text:style-name="Standard">Alyssa, Hess, 000-00-4444, 2000-12-13, 2001-12-15, 15.0, ['John Doe'], Line Alpha</text:p>
      <text:p text:style-name="Standard">Employee, 9, 111-22-1200, 0001-01-01 00:00:00, 2013-05-08 20:07:31.236161, 4000.0</text:p>
      <text:p text:style-name="Standard">Employee, 8, 111-22-1201, 0001-01-01 00:00:00, 2013-05-08 20:07:31.236198, 4000.0</text:p>
      <text:p text:style-name="Standard">Employee, 7, 111-22-1202, 0001-01-01 00:00:00, 2013-05-08 20:07:31.236213, 4000.0</text:p>
      <text:p text:style-name="Standard">Employee, 6, 111-22-1203, 0001-01-01 00:00:00, 2013-05-08 20:07:31.236228, 4000.0</text:p>
      <text:p text:style-name="Standard">Employee, 5, 111-22-1204, 0001-01-01 00:00:00, 2013-05-08 20:07:31.236241, 4000.0</text:p>
      <text:p text:style-name="Standard">Employee, 4, 111-22-1205, 0001-01-01 00:00:00, 2013-05-08 20:07:31.236255, 4000.0</text:p>
      <text:p text:style-name="Standard">Employee, 3, 111-22-1206, 0001-01-01 00:00:00, 2013-05-08 20:07:31.236269, 4000.0</text:p>
      <text:p text:style-name="Standard">Employee, 2, 111-22-1207, 0001-01-01 00:00:00, 2013-05-08 20:07:31.236282, 4000.0</text:p>
      <text:p text:style-name="Standard">Employee, 1, 111-22-1208, 0001-01-01 00:00:00, 2013-05-08 20:07:31.236295, 4000.0</text:p>
      <text:p text:style-name="Standard"><text:soft-page-break/>Employee, 0, 111-22-1209, 0001-01-01 00:00:00, 2013-05-08 20:07:31.236309, 4000.0</text:p>
      <text:p text:style-name="Standard">Janie, Wilson, 444-55-6666, 1964-02-24, 2013-05-08 20:07:31.236448, 20.0, ['Tom Cruise'], ['Foxtrot', 'Delta', 'Charlie']</text:p>
      <text:p text:style-name="Standard">Billy, James, 777-88-9999, 2000-05-03, 2013-05-08 20:07:31.236428, 25.0, ['John Doe'], Line Bravo</text:p>
      <text:p text:style-name="Standard">Cayla, Shaver, 999-88-7777, 1988-08-10, 2013-05-08 20:07:31.236368, 50.0, ['John Doe'], Office A</text:p>
      <text:p text:style-name="Standard">Cayla, Shaver, 999-88-7777, 1988-08-10, 2013-05-08 20:07:31.236368, 50.0, ['John Doe'], Office A</text:p>
      <text:p text:style-name="Standard"/>
      <text:p text:style-name="Standard">None</text:p>
      <text:p text:style-name="Standard">Employee, 0, 111-22-1209, 0001-01-01 00:00:00, 2013-05-08 20:07:31.236309, 4000.0</text:p>
      <text:p text:style-name="Standard">Employee, 1, 111-22-1208, 0001-01-01 00:00:00, 2013-05-08 20:07:31.236295, 4000.0</text:p>
      <text:p text:style-name="Standard">Employee, 2, 111-22-1207, 0001-01-01 00:00:00, 2013-05-08 20:07:31.236282, 4000.0</text:p>
      <text:p text:style-name="Standard">Employee, 3, 111-22-1206, 0001-01-01 00:00:00, 2013-05-08 20:07:31.236269, 4000.0</text:p>
      <text:p text:style-name="Standard">Employee, 4, 111-22-1205, 0001-01-01 00:00:00, 2013-05-08 20:07:31.236255, 4000.0</text:p>
      <text:p text:style-name="Standard">Employee, 5, 111-22-1204, 0001-01-01 00:00:00, 2013-05-08 20:07:31.236241, 4000.0</text:p>
      <text:p text:style-name="Standard">Employee, 6, 111-22-1203, 0001-01-01 00:00:00, 2013-05-08 20:07:31.236228, 4000.0</text:p>
      <text:p text:style-name="Standard">Employee, 7, 111-22-1202, 0001-01-01 00:00:00, 2013-05-08 20:07:31.236213, 4000.0</text:p>
      <text:p text:style-name="Standard">Employee, 8, 111-22-1201, 0001-01-01 00:00:00, 2013-05-08 20:07:31.236198, 4000.0</text:p>
      <text:p text:style-name="Standard">Employee, 9, 111-22-1200, 0001-01-01 00:00:00, 2013-05-08 20:07:31.236161, 4000.0</text:p>
      <text:p text:style-name="Standard">Reinhard, Cate, 000-00-3333, 1934-10-25, 2013-05-08 20:07:31.236359, 7500.0</text:p>
      <text:p text:style-name="Standard">Reinhard, Cate, 000-00-3333, 1934-10-25, 2013-05-08 20:07:31.236359, 7500.0</text:p>
      <text:p text:style-name="Standard">Tom, Cruise, 000-00-1234, 1934-10-25, 2013-05-08 20:07:31.236320, 5000.0, []</text:p>
      <text:p text:style-name="Standard">John, Doe, 000-00-2222, 1934-10-25, 2013-05-08 20:07:31.236346, 100.0, []</text:p>
      <text:p text:style-name="Standard">Alyssa, Hess, 000-00-4444, 2000-12-13, 2001-12-15, 15.0, ['John Doe'], Line Alpha</text:p>
      <text:p text:style-name="Standard">Billy, James, 777-88-9999, 2000-05-03, 2013-05-08 20:07:31.236428, 25.0, ['John Doe'], Line Bravo</text:p>
      <text:p text:style-name="Standard">Cayla, Shaver, 999-88-7777, 1988-08-10, 2013-05-08 20:07:31.236368, 50.0, ['John Doe'], Office A</text:p>
      <text:p text:style-name="Standard">Cayla, Shaver, 999-88-7777, 1988-08-10, 2013-05-08 20:07:31.236368, 50.0, ['John Doe'], Office A</text:p>
      <text:p text:style-name="Standard">Jane, Tom, 000-00-1111, 1934-10-25, 2013-05-08 20:07:31.236337, 2000.0</text:p>
      <text:p text:style-name="Standard">Janie, Wilson, 444-55-6666, 1964-02-24, 2013-05-08 20:07:31.236448, 20.0, ['Tom Cruise'], ['Foxtrot', 'Delta', 'Charlie']</text:p>
      <text:p text:style-name="Standard"/>
      <text:p text:style-name="Standard">&gt;&gt;&gt; </text:p>
      <text:p text:style-name="Standard">Alyssa, Hess, 000-00-4444, 2000-12-13, 2001-12-15, 15.0, ['John Doe'], Line Alpha</text:p>
      <text:p text:style-name="Standard">Janie, Wilson, 444-55-6666, 1964-02-24, 2013-05-08 20:07:45.349310, 20.0, ['Tom Cruise'], ['Foxtrot', 'Delta', 'Charlie']</text:p>
      <text:p text:style-name="Standard">Billy, James, 777-88-9999, 2000-05-03, 2013-05-08 20:07:45.349304, 25.0, ['John Doe'], Line Bravo</text:p>
      <text:p text:style-name="Standard">Cayla, Shaver, 999-88-7777, 1988-08-10, 2013-05-08 20:07:45.349296, 50.0, ['John Doe'], Office A</text:p>
      <text:p text:style-name="Standard">Cayla, Shaver, 999-88-7777, 1988-08-10, 2013-05-08 20:07:45.349296, 50.0, ['John Doe'], Office A</text:p>
      <text:p text:style-name="Standard">John, Doe, 000-00-2222, 1934-10-25, 2013-05-08 20:07:45.349287, 100.0, []</text:p>
      <text:p text:style-name="Standard">Jane, Tom, 000-00-1111, 1934-10-25, 2013-05-08 20:07:45.349282, 2000.0</text:p>
      <text:p text:style-name="Standard">Employee, 5, 111-22-1204, 0001-01-01 00:00:00, 2013-05-08 20:07:45.349239, 4000.0</text:p>
      <text:p text:style-name="Standard">Employee, 4, 111-22-1205, 0001-01-01 00:00:00, 2013-05-08 20:07:45.349245, 4000.0</text:p>
      <text:p text:style-name="Standard">Employee, 3, 111-22-1206, 0001-01-01 00:00:00, 2013-05-08 20:07:45.349251, 4000.0</text:p>
      <text:p text:style-name="Standard">Employee, 2, 111-22-1207, 0001-01-01 00:00:00, 2013-05-08 20:07:45.349257, 4000.0</text:p>
      <text:p text:style-name="Standard"><text:soft-page-break/>Employee, 1, 111-22-1208, 0001-01-01 00:00:00, 2013-05-08 20:07:45.349263, 4000.0</text:p>
      <text:p text:style-name="Standard">Employee, 0, 111-22-1209, 0001-01-01 00:00:00, 2013-05-08 20:07:45.349269, 4000.0</text:p>
      <text:p text:style-name="Standard">Employee, 7, 111-22-1202, 0001-01-01 00:00:00, 2013-05-08 20:07:45.349226, 4000.0</text:p>
      <text:p text:style-name="Standard">Employee, 8, 111-22-1201, 0001-01-01 00:00:00, 2013-05-08 20:07:45.349218, 4000.0</text:p>
      <text:p text:style-name="Standard">Employee, 6, 111-22-1203, 0001-01-01 00:00:00, 2013-05-08 20:07:45.349233, 4000.0</text:p>
      <text:p text:style-name="Standard">Employee, 9, 111-22-1200, 0001-01-01 00:00:00, 2013-05-08 20:07:45.349199, 4000.0</text:p>
      <text:p text:style-name="Standard">Tom, Cruise, 000-00-1234, 1934-10-25, 2013-05-08 20:07:45.349274, 5000.0, []</text:p>
      <text:p text:style-name="Standard">Reinhard, Cate, 000-00-3333, 1934-10-25, 2013-05-08 20:07:45.349292, 7500.0</text:p>
      <text:p text:style-name="Standard">Reinhard, Cate, 000-00-3333, 1934-10-25, 2013-05-08 20:07:45.349292, 7500.0</text:p>
      <text:p text:style-name="Standard"/>
      <text:p text:style-name="Standard">18</text:p>
      <text:p text:style-name="Standard">-1</text:p>
      <text:p text:style-name="Standard">&gt;&gt;&gt; </text:p>
      <text:p text:style-name="Standard">Alyssa, Hess, 000-00-4444, 2000-12-13, 2001-12-15, 15.0, ['John Doe'], Line Alpha</text:p>
      <text:p text:style-name="Standard">Billy, James, 777-88-9999, 2000-05-03, 2013-05-08 20:08:00.746996, 25.0, ['John Doe'], Line Bravo</text:p>
      <text:p text:style-name="Standard">Cayla, Shaver, 999-88-7777, 1988-08-10, 2013-05-08 20:08:00.746989, 50.0, ['John Doe'], Office A</text:p>
      <text:p text:style-name="Standard">Cayla, Shaver, 999-88-7777, 1988-08-10, 2013-05-08 20:08:00.746989, 50.0, ['John Doe'], Office A</text:p>
      <text:p text:style-name="Standard">Employee, 7, 111-22-1202, 0001-01-01 00:00:00, 2013-05-08 20:08:00.746917, 4000.0</text:p>
      <text:p text:style-name="Standard">Employee, 8, 111-22-1201, 0001-01-01 00:00:00, 2013-05-08 20:08:00.746909, 4000.0</text:p>
      <text:p text:style-name="Standard">Employee, 6, 111-22-1203, 0001-01-01 00:00:00, 2013-05-08 20:08:00.746923, 4000.0</text:p>
      <text:p text:style-name="Standard">Employee, 5, 111-22-1204, 0001-01-01 00:00:00, 2013-05-08 20:08:00.746930, 4000.0</text:p>
      <text:p text:style-name="Standard">Employee, 4, 111-22-1205, 0001-01-01 00:00:00, 2013-05-08 20:08:00.746936, 4000.0</text:p>
      <text:p text:style-name="Standard">Employee, 3, 111-22-1206, 0001-01-01 00:00:00, 2013-05-08 20:08:00.746943, 4000.0</text:p>
      <text:p text:style-name="Standard">Employee, 2, 111-22-1207, 0001-01-01 00:00:00, 2013-05-08 20:08:00.746949, 4000.0</text:p>
      <text:p text:style-name="Standard">Employee, 1, 111-22-1208, 0001-01-01 00:00:00, 2013-05-08 20:08:00.746955, 4000.0</text:p>
      <text:p text:style-name="Standard">Employee, 0, 111-22-1209, 0001-01-01 00:00:00, 2013-05-08 20:08:00.746961, 4000.0</text:p>
      <text:p text:style-name="Standard">Employee, 9, 111-22-1200, 0001-01-01 00:00:00, 2013-05-08 20:08:00.746888, 4000.0</text:p>
      <text:p text:style-name="Standard">Jane, Tom, 000-00-1111, 1934-10-25, 2013-05-08 20:08:00.746975, 2000.0</text:p>
      <text:p text:style-name="Standard">Janie, Wilson, 444-55-6666, 1964-02-24, 2013-05-08 20:08:00.747003, 20.0, ['Tom Cruise'], ['Foxtrot', 'Delta', 'Charlie']</text:p>
      <text:p text:style-name="Standard">John, Doe, 000-00-2222, 1934-10-25, 2013-05-08 20:08:00.746979, 100.0, []</text:p>
      <text:p text:style-name="Standard">Reinhard, Cate, 000-00-3333, 1934-10-25, 2013-05-08 20:08:00.746985, 7500.0</text:p>
      <text:p text:style-name="Standard">Reinhard, Cate, 000-00-3333, 1934-10-25, 2013-05-08 20:08:00.746985, 7500.0</text:p>
      <text:p text:style-name="Standard">Tom, Cruise, 000-00-1234, 1934-10-25, 2013-05-08 20:08:00.746966, 5000.0, []</text:p>
      <text:p text:style-name="Standard"/>
      <text:p text:style-name="Standard">19</text:p>
      <text:p text:style-name="Standard">-1</text:p>
      <text:p text:style-name="Standard">&gt;&gt;&gt; </text:p>
      <text:p text:style-name="Standard">Employee, 0, 111-22-1209, 0001-01-01 00:00:00, 2013-05-08 20:08:19.572505, 4000.0</text:p>
      <text:p text:style-name="Standard">Employee, 1, 111-22-1208, 0001-01-01 00:00:00, 2013-05-08 20:08:19.572499, 4000.0</text:p>
      <text:p text:style-name="Standard">Employee, 2, 111-22-1207, 0001-01-01 00:00:00, 2013-05-08 20:08:19.572493, 4000.0</text:p>
      <text:p text:style-name="Standard">Employee, 3, 111-22-1206, 0001-01-01 00:00:00, 2013-05-08 20:08:19.572487, 4000.0</text:p>
      <text:p text:style-name="Standard">Employee, 4, 111-22-1205, 0001-01-01 00:00:00, 2013-05-08 20:08:19.572482, 4000.0</text:p>
      <text:p text:style-name="Standard">Employee, 5, 111-22-1204, 0001-01-01 00:00:00, 2013-05-08 20:08:19.572463, 4000.0</text:p>
      <text:p text:style-name="Standard">Employee, 6, 111-22-1203, 0001-01-01 00:00:00, 2013-05-08 20:08:19.572450, 4000.0</text:p>
      <text:p text:style-name="Standard">Employee, 7, 111-22-1202, 0001-01-01 00:00:00, 2013-05-08 20:08:19.572431, 4000.0</text:p>
      <text:p text:style-name="Standard">Employee, 8, 111-22-1201, 0001-01-01 00:00:00, 2013-05-08 20:08:19.572373, 4000.0</text:p>
      <text:p text:style-name="Standard">Employee, 9, 111-22-1200, 0001-01-01 00:00:00, 2013-05-08 20:08:19.572339, 4000.0</text:p>
      <text:p text:style-name="Standard">Reinhard, Cate, 000-00-3333, 1934-10-25, 2013-05-08 20:08:19.572527, 7500.0</text:p>
      <text:p text:style-name="Standard"><text:soft-page-break/>Reinhard, Cate, 000-00-3333, 1934-10-25, 2013-05-08 20:08:19.572527, 7500.0</text:p>
      <text:p text:style-name="Standard">Tom, Cruise, 000-00-1234, 1934-10-25, 2013-05-08 20:08:19.572510, 5000.0, []</text:p>
      <text:p text:style-name="Standard">John, Doe, 000-00-2222, 1934-10-25, 2013-05-08 20:08:19.572522, 100.0, []</text:p>
      <text:p text:style-name="Standard">Alyssa, Hess, 000-00-4444, 2000-12-13, 2001-12-15, 15.0, ['John Doe'], Line Alpha</text:p>
      <text:p text:style-name="Standard">Billy, James, 777-88-9999, 2000-05-03, 2013-05-08 20:08:19.572538, 25.0, ['John Doe'], Line Bravo</text:p>
      <text:p text:style-name="Standard">Cayla, Shaver, 999-88-7777, 1988-08-10, 2013-05-08 20:08:19.572531, 50.0, ['John Doe'], Office A</text:p>
      <text:p text:style-name="Standard">Cayla, Shaver, 999-88-7777, 1988-08-10, 2013-05-08 20:08:19.572531, 50.0, ['John Doe'], Office A</text:p>
      <text:p text:style-name="Standard">Jane, Tom, 000-00-1111, 1934-10-25, 2013-05-08 20:08:19.572518, 2000.0</text:p>
      <text:p text:style-name="Standard">Janie, Wilson, 444-55-6666, 1964-02-24, 2013-05-08 20:08:19.572545, 20.0, ['Tom Cruise'], ['Foxtrot', 'Delta', 'Charlie']</text:p>
      <text:p text:style-name="Standard"/>
      <text:p text:style-name="Standard">19</text:p>
      <text:p text:style-name="Standard">-1</text:p>
      <text:p text:style-name="Standard">&gt;&gt;&gt; </text:p>
      <text:p text:style-name="Standard">Jane, Tom, 000-00-1111, 1934-10-25, 2013-05-08 20:08:41.188858, 2000.0</text:p>
      <text:p text:style-name="Standard">Tom, Cruise, 000-00-1234, 1934-10-25, 2013-05-08 20:08:41.188847, 5000.0, []</text:p>
      <text:p text:style-name="Standard">John, Doe, 000-00-2222, 1934-10-25, 2013-05-08 20:08:41.188866, 100.0, []</text:p>
      <text:p text:style-name="Standard">Reinhard, Cate, 000-00-3333, 1934-10-25, 2013-05-08 20:08:41.188874, 7500.0</text:p>
      <text:p text:style-name="Standard">Reinhard, Cate, 000-00-3333, 1934-10-25, 2013-05-08 20:08:41.188874, 7500.0</text:p>
      <text:p text:style-name="Standard">Alyssa, Hess, 000-00-4444, 2000-12-13, 2001-12-15, 15.0, ['John Doe'], Line Alpha</text:p>
      <text:p text:style-name="Standard">Employee, 9, 111-22-1200, 0001-01-01 00:00:00, 2013-05-08 20:08:41.188733, 4000.0</text:p>
      <text:p text:style-name="Standard">Employee, 8, 111-22-1201, 0001-01-01 00:00:00, 2013-05-08 20:08:41.188758, 4000.0</text:p>
      <text:p text:style-name="Standard">Employee, 7, 111-22-1202, 0001-01-01 00:00:00, 2013-05-08 20:08:41.188769, 4000.0</text:p>
      <text:p text:style-name="Standard">Employee, 6, 111-22-1203, 0001-01-01 00:00:00, 2013-05-08 20:08:41.188779, 4000.0</text:p>
      <text:p text:style-name="Standard">Employee, 5, 111-22-1204, 0001-01-01 00:00:00, 2013-05-08 20:08:41.188789, 4000.0</text:p>
      <text:p text:style-name="Standard">Employee, 4, 111-22-1205, 0001-01-01 00:00:00, 2013-05-08 20:08:41.188799, 4000.0</text:p>
      <text:p text:style-name="Standard">Employee, 3, 111-22-1206, 0001-01-01 00:00:00, 2013-05-08 20:08:41.188809, 4000.0</text:p>
      <text:p text:style-name="Standard">Employee, 2, 111-22-1207, 0001-01-01 00:00:00, 2013-05-08 20:08:41.188819, 4000.0</text:p>
      <text:p text:style-name="Standard">Employee, 1, 111-22-1208, 0001-01-01 00:00:00, 2013-05-08 20:08:41.188828, 4000.0</text:p>
      <text:p text:style-name="Standard">Employee, 0, 111-22-1209, 0001-01-01 00:00:00, 2013-05-08 20:08:41.188838, 4000.0</text:p>
      <text:p text:style-name="Standard">Janie, Wilson, 444-55-6666, 1964-02-24, 2013-05-08 20:08:41.188903, 20.0, ['Tom Cruise'], ['Foxtrot', 'Delta', 'Charlie']</text:p>
      <text:p text:style-name="Standard">Billy, James, 777-88-9999, 2000-05-03, 2013-05-08 20:08:41.188893, 25.0, ['John Doe'], Line Bravo</text:p>
      <text:p text:style-name="Standard">Cayla, Shaver, 999-88-7777, 1988-08-10, 2013-05-08 20:08:41.188881, 50.0, ['John Doe'], Office A</text:p>
      <text:p text:style-name="Standard">Cayla, Shaver, 999-88-7777, 1988-08-10, 2013-05-08 20:08:41.188881, 50.0, ['John Doe'], Office A</text:p>
      <text:p text:style-name="Standard"/>
      <text:p text:style-name="Standard">4</text:p>
      <text:p text:style-name="Standard">-1</text:p>
      <text:p text:style-name="Standard">&gt;&gt;&gt; </text:p>
      <text:p text:style-name="Standard">Employee, 0, 111-22-1209, 0001-01-01 00:00:00, 2013-05-08 20:09:43.585790, 4000.0</text:p>
      <text:p text:style-name="Standard">Employee, 1, 111-22-1208, 0001-01-01 00:00:00, 2013-05-08 20:09:43.585784, 4000.0</text:p>
      <text:p text:style-name="Standard">Employee, 2, 111-22-1207, 0001-01-01 00:00:00, 2013-05-08 20:09:43.585778, 4000.0</text:p>
      <text:p text:style-name="Standard">Employee, 3, 111-22-1206, 0001-01-01 00:00:00, 2013-05-08 20:09:43.585772, 4000.0</text:p>
      <text:p text:style-name="Standard">Employee, 4, 111-22-1205, 0001-01-01 00:00:00, 2013-05-08 20:09:43.585767, 4000.0</text:p>
      <text:p text:style-name="Standard">Employee, 5, 111-22-1204, 0001-01-01 00:00:00, 2013-05-08 20:09:43.585760, 4000.0</text:p>
      <text:p text:style-name="Standard">Employee, 6, 111-22-1203, 0001-01-01 00:00:00, 2013-05-08 20:09:43.585755, 4000.0</text:p>
      <text:p text:style-name="Standard"><text:soft-page-break/>Employee, 7, 111-22-1202, 0001-01-01 00:00:00, 2013-05-08 20:09:43.585748, 4000.0</text:p>
      <text:p text:style-name="Standard">Employee, 8, 111-22-1201, 0001-01-01 00:00:00, 2013-05-08 20:09:43.585741, 4000.0</text:p>
      <text:p text:style-name="Standard">Employee, 9, 111-22-1200, 0001-01-01 00:00:00, 2013-05-08 20:09:43.585722, 4000.0</text:p>
      <text:p text:style-name="Standard">Reinhard, Cate, 000-00-3333, 1934-10-25, 2013-05-08 20:09:43.585813, 7500.0</text:p>
      <text:p text:style-name="Standard">Reinhard, Cate, 000-00-3333, 1934-10-25, 2013-05-08 20:09:43.585813, 7500.0</text:p>
      <text:p text:style-name="Standard">Tom, Cruise, 000-00-1234, 1934-10-25, 2013-05-08 20:09:43.585795, 5000.0, []</text:p>
      <text:p text:style-name="Standard">John, Doe, 000-00-2222, 1934-10-25, 2013-05-08 20:09:43.585808, 100.0, []</text:p>
      <text:p text:style-name="Standard">Alyssa, Hess, 000-00-4444, 2000-12-13, 2001-12-15, 15.0, ['John Doe'], Line Alpha</text:p>
      <text:p text:style-name="Standard">Billy, James, 777-88-9999, 2000-05-03, 2013-05-08 20:09:43.585825, 25.0, ['John Doe'], Line Bravo</text:p>
      <text:p text:style-name="Standard">Cayla, Shaver, 999-88-7777, 1988-08-10, 2013-05-08 20:09:43.585817, 50.0, ['John Doe'], Office A</text:p>
      <text:p text:style-name="Standard">Cayla, Shaver, 999-88-7777, 1988-08-10, 2013-05-08 20:09:43.585817, 50.0, ['John Doe'], Office A</text:p>
      <text:p text:style-name="Standard">Jane, Tom, 000-00-1111, 1934-10-25, 2013-05-08 20:09:43.585803, 2000.0</text:p>
      <text:p text:style-name="Standard">Janie, Wilson, 444-55-6666, 1964-02-24, 2013-05-08 20:09:43.585831, 20.0, ['Tom Cruise'], ['Foxtrot', 'Delta', 'Charlie']</text:p>
      <text:p text:style-name="Standard"/>
      <text:p text:style-name="Standard">&gt;&gt;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yla Shaver</meta:initial-creator>
    <meta:creation-date>2013-05-08T20:02:09</meta:creation-date>
    <dc:date>2013-05-08T20:15:28</dc:date>
    <dc:creator>Cayla Shaver</dc:creator>
    <meta:editing-duration>P0D</meta:editing-duration>
    <meta:editing-cycles>1</meta:editing-cycles>
    <meta:document-statistic meta:table-count="0" meta:image-count="0" meta:object-count="0" meta:page-count="14" meta:paragraph-count="562" meta:word-count="4531" meta:character-count="43608" meta:non-whitespace-character-count="39623"/>
    <meta:generator>LibreOffice/3.5$Linux_X86_64 LibreOffice_project/350m1$Build-2</meta:generator>
  </office:meta>
</office:document-meta>
</file>